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ày 22/7</text:p>
      <text:p text:style-name="Standard">Báo cáo tiến độ lần 3</text:p>
      <text:p text:style-name="Standard"/>
      <text:p text:style-name="Standard">Nội dung: </text:p>
      <text:list xml:id="list1997526754" text:style-name="L2">
        <text:list-item>
          <text:p text:style-name="P1">Tính năng cơ bản: danh sách bạn bè, thông tin di chuyển, widget.</text:p>
        </text:list-item>
        <text:list-item>
          <text:p text:style-name="P1">demo app qua video.</text:p>
        </text:list-item>
        <text:list-item>
          <text:p text:style-name="P1">Công việc tiếp theo:</text:p>
        </text:list-item>
      </text:list>
      <text:list xml:id="list229964710" text:style-name="L3">
        <text:list-item>
          <text:p text:style-name="P2">Quản lí thông tin người dù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8-14T08:29:01</meta:creation-date>
    <dc:date>2014-08-14T08:32:39</dc:date>
    <dc:creator>quocvu </dc:creator>
    <meta:editing-duration>P0D</meta:editing-duration>
    <meta:editing-cycles>1</meta:editing-cycles>
    <meta:document-statistic meta:table-count="0" meta:image-count="0" meta:object-count="0" meta:page-count="1" meta:paragraph-count="7" meta:word-count="41" meta:character-count="176" meta:non-whitespace-character-count="145"/>
    <meta:generator>LibreOffice/3.5$Linux_X86_64 LibreOffice_project/350m1$Build-2</meta:generator>
  </office:meta>
</office:document-meta>
</file>